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736in"/>
    </style:style>
    <style:style style:name="co2" style:family="table-column">
      <style:table-column-properties fo:break-before="auto" style:column-width="3.8583in"/>
    </style:style>
    <style:style style:name="co3" style:family="table-column">
      <style:table-column-properties fo:break-before="auto" style:column-width="3.976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Clinica</text:p>
          </table:table-cell>
          <table:table-cell table:style-name="ce1" office:value-type="string">
            <text:p>Endereco</text:p>
          </table:table-cell>
        </table:table-row>
        <table:table-row table:style-name="ro2">
          <table:table-cell office:value-type="string">
            <text:p>Dr. Fabio Accioli de Vasconcellos</text:p>
          </table:table-cell>
          <table:table-cell office:value-type="string">
            <text:p>Clínica Cirúrgica Santa Catarina</text:p>
          </table:table-cell>
          <table:table-cell office:value-type="string">
            <text:p>Rua Menino Deus, 63 - Sala - 07 Térreo</text:p>
            <text:p>Centro - <text:s/>(Santa Catarina)</text:p>
            <text:p>CEP: 88021-210</text:p>
            <text:p/>
          </table:table-cell>
        </table:table-row>
        <table:table-row table:style-name="ro3">
          <table:table-cell office:value-type="string">
            <text:p>Dr. Marcelo Roberto Pereira Freitas</text:p>
          </table:table-cell>
          <table:table-cell office:value-type="string">
            <text:p>Hospital UNIMED</text:p>
          </table:table-cell>
          <table:table-cell office:value-type="string">
            <text:p>Av. do Estado, 1550 (Santa Catarina)</text:p>
            <text:p>CEP: 88338-640</text:p>
            <text:p/>
          </table:table-cell>
        </table:table-row>
        <table:table-row table:style-name="ro2">
          <table:table-cell office:value-type="string">
            <text:p>Dr. Antonio Fabiano Ferreira Filho</text:p>
          </table:table-cell>
          <table:table-cell office:value-type="string">
            <text:p>Clínica de Oncologia - Oncosinos</text:p>
          </table:table-cell>
          <table:table-cell office:value-type="string">
            <text:p>Rua Mostardeiro, 291 - Sala 408</text:p>
            <text:p>Independencia - <text:s/>(Rio Grande do Sul)</text:p>
            <text:p>CEP: 09003-507</text:p>
            <text:p/>
          </table:table-cell>
        </table:table-row>
        <table:table-row table:style-name="ro2">
          <table:table-cell office:value-type="string">
            <text:p>Dr. Aderbal Garcia Bernardes Junior</text:p>
          </table:table-cell>
          <table:table-cell office:value-type="string">
            <text:p>Cirurgia Endócrina e Oncológica</text:p>
          </table:table-cell>
          <table:table-cell office:value-type="string">
            <text:p>Rua Afonso Ratto, 338</text:p>
            <text:p>Mercês - <text:s/>(Minas Gerais)</text:p>
            <text:p>CEP: 38060-040</text:p>
            <text:p/>
          </table:table-cell>
        </table:table-row>
        <table:table-row table:style-name="ro2">
          <table:table-cell office:value-type="string">
            <text:p>Dr. Christian Pedro Barbosa Rodrigues</text:p>
          </table:table-cell>
          <table:table-cell office:value-type="string">
            <text:p>Clínica Abboud</text:p>
          </table:table-cell>
          <table:table-cell office:value-type="string">
            <text:p>Rua São Sebastião do Paraíso, 1227</text:p>
            <text:p>Jd. Francano - <text:s/>(São Paulo)</text:p>
            <text:p>CEP: 14400-000</text:p>
            <text:p/>
          </table:table-cell>
        </table:table-row>
        <table:table-row table:style-name="ro2">
          <table:table-cell office:value-type="string">
            <text:p>Dr. Icaro Thiago de Carvalho</text:p>
          </table:table-cell>
          <table:table-cell office:value-type="string">
            <text:p>HOSPITAL SANTA CATARINA</text:p>
          </table:table-cell>
          <table:table-cell office:value-type="string">
            <text:p>Av. Paulista, 200 - Bloco F- 1°Ss</text:p>
            <text:p>Bela Vista - <text:s/>(São Paulo)</text:p>
            <text:p>CEP: 01310-000</text:p>
            <text:p/>
          </table:table-cell>
        </table:table-row>
        <table:table-row table:style-name="ro2">
          <table:table-cell office:value-type="string">
            <text:p>Dr. Antonio Vilardo</text:p>
          </table:table-cell>
          <table:table-cell office:value-type="string">
            <text:p>Antonio Vilardo Clínica Médica</text:p>
          </table:table-cell>
          <table:table-cell office:value-type="string">
            <text:p>Rua Voluntários da Pátria, 445 - Sala 1105</text:p>
            <text:p>Botafogo - <text:s/>(Rio de Janeiro)</text:p>
            <text:p>CEP: 22270-000</text:p>
            <text:p/>
          </table:table-cell>
        </table:table-row>
        <table:table-row table:style-name="ro2">
          <table:table-cell office:value-type="string">
            <text:p>Dr. William H. Fuzita</text:p>
          </table:table-cell>
          <table:table-cell office:value-type="string">
            <text:p>Sensumed - Diagnóstico Por Imagem e Terapia Oncológica</text:p>
          </table:table-cell>
          <table:table-cell office:value-type="string">
            <text:p>Rua São Luiz, 510</text:p>
            <text:p>Adrianópolis - <text:s/>(Amazonas)</text:p>
            <text:p>CEP: 69057-250</text:p>
            <text:p/>
          </table:table-cell>
        </table:table-row>
        <table:table-row table:style-name="ro2">
          <table:table-cell office:value-type="string">
            <text:p>Dr. Murilo de Almeida Luz</text:p>
          </table:table-cell>
          <table:table-cell office:value-type="string">
            <text:p>Clinica de Neoplasias</text:p>
          </table:table-cell>
          <table:table-cell office:value-type="string">
            <text:p>Saldanha Marinho, 1814</text:p>
            <text:p>Bigorrilho - <text:s/>(Paraná)</text:p>
            <text:p>CEP: 80730-180</text:p>
            <text:p/>
          </table:table-cell>
        </table:table-row>
        <table:table-row table:style-name="ro2">
          <table:table-cell office:value-type="string">
            <text:p>Dr. Vinícius Lopes Silva</text:p>
          </table:table-cell>
          <table:table-cell office:value-type="string">
            <text:p>Consultório Mãe de Deus Center</text:p>
          </table:table-cell>
          <table:table-cell office:value-type="string">
            <text:p>Av. Soledade, 569 - 912</text:p>
            <text:p>Três Figueiras - <text:s/>(Rio Grande do Sul)</text:p>
            <text:p>CEP: 90470-340</text:p>
            <text:p/>
          </table:table-cell>
        </table:table-row>
        <table:table-row table:style-name="ro2">
          <table:table-cell office:value-type="string">
            <text:p>Dr. Fabio Paiz</text:p>
          </table:table-cell>
          <table:table-cell office:value-type="string">
            <text:p>Centro Hospitalar Santa Mônica</text:p>
          </table:table-cell>
          <table:table-cell office:value-type="string">
            <text:p>Rua Itália, 878 - Sl 202</text:p>
            <text:p>Centro - <text:s/>(Rio Grande do Sul)</text:p>
            <text:p>CEP: 99700-000</text:p>
            <text:p/>
          </table:table-cell>
        </table:table-row>
        <table:table-row table:style-name="ro2">
          <table:table-cell office:value-type="string">
            <text:p>Dr. Pedro Carlos Basilio</text:p>
          </table:table-cell>
          <table:table-cell office:value-type="string">
            <text:p>Clínica de Saúde Intestinal</text:p>
          </table:table-cell>
          <table:table-cell office:value-type="string">
            <text:p>Av Ataulfo de Paiva, 135 - 1301</text:p>
            <text:p>Leblon - <text:s/>(Rio de Janeiro)</text:p>
            <text:p>CEP: 22440-033</text:p>
            <text:p/>
          </table:table-cell>
        </table:table-row>
        <table:table-row table:style-name="ro2">
          <table:table-cell office:value-type="string">
            <text:p>Dr. Nivaldo Farias Vieira</text:p>
          </table:table-cell>
          <table:table-cell office:value-type="string">
            <text:p>Clínica Oncohematos</text:p>
          </table:table-cell>
          <table:table-cell office:value-type="string">
            <text:p>Rua Construtor Joao Alves, 288</text:p>
            <text:p>São José - <text:s/>(Sergipe)</text:p>
            <text:p>CEP: 49020-490</text:p>
            <text:p/>
          </table:table-cell>
        </table:table-row>
        <table:table-row table:style-name="ro2">
          <table:table-cell office:value-type="string">
            <text:p>Dr. Edson Augusto Pracchia Ribeiro</text:p>
          </table:table-cell>
          <table:table-cell office:value-type="string">
            <text:p>Luiz Carlos Navarro de Oliveira</text:p>
          </table:table-cell>
          <table:table-cell office:value-type="string">
            <text:p>Rua Dr Alves Pequeno, 237 - Sala 209</text:p>
            <text:p>Centro - <text:s/>(Minas Gerais)</text:p>
            <text:p>CEP: 36880-000</text:p>
            <text:p/>
          </table:table-cell>
        </table:table-row>
        <table:table-row table:style-name="ro2">
          <table:table-cell office:value-type="string">
            <text:p>Dr. Neiro Waechter da Motta</text:p>
          </table:table-cell>
          <table:table-cell office:value-type="string">
            <text:p>Hospital Santa Rita - Iscmpa</text:p>
          </table:table-cell>
          <table:table-cell office:value-type="string">
            <text:p>Rua Sarmento Leite, 153 - Radioterapia</text:p>
            <text:p>Centro - <text:s/>(Rio Grande do Sul)</text:p>
            <text:p>CEP: 90050-170</text:p>
            <text:p/>
          </table:table-cell>
        </table:table-row>
        <table:table-row table:style-name="ro2">
          <table:table-cell office:value-type="string">
            <text:p>Dr. Vinícius Lopes Silva</text:p>
          </table:table-cell>
          <table:table-cell office:value-type="string">
            <text:p>Hospital Ernesto Dornelles</text:p>
          </table:table-cell>
          <table:table-cell office:value-type="string">
            <text:p>Avenida Ipiranga, 1801</text:p>
            <text:p>Praia de Belas - <text:s/>(Rio Grande do Sul)</text:p>
            <text:p>CEP: 90160-092</text:p>
            <text:p/>
          </table:table-cell>
        </table:table-row>
        <table:table-row table:style-name="ro2">
          <table:table-cell office:value-type="string">
            <text:p>Dr. Carlos Daniel Jaeger</text:p>
          </table:table-cell>
          <table:table-cell office:value-type="string">
            <text:p>Clínica Mostardeiro 5</text:p>
          </table:table-cell>
          <table:table-cell office:value-type="string">
            <text:p>Mostardeiro, 5 - 708</text:p>
            <text:p>Independência - <text:s/>(Rio Grande do Sul)</text:p>
            <text:p>CEP: 90430-001</text:p>
            <text:p/>
          </table:table-cell>
        </table:table-row>
        <table:table-row table:style-name="ro2">
          <table:table-cell office:value-type="string">
            <text:p>Dr. Demian Miziara Amaral</text:p>
          </table:table-cell>
          <table:table-cell office:value-type="string">
            <text:p>Hospital Jardim Cuiabá</text:p>
          </table:table-cell>
          <table:table-cell office:value-type="string">
            <text:p>Av das Flores, 843 - Pronto Atendimento</text:p>
            <text:p>Jardim Cuiaba - <text:s/>(Mato Grosso)</text:p>
            <text:p>CEP: 78020-370</text:p>
            <text:p/>
          </table:table-cell>
        </table:table-row>
        <table:table-row table:style-name="ro2">
          <table:table-cell office:value-type="string">
            <text:p>Dr. André Varella Katz</text:p>
          </table:table-cell>
          <table:table-cell office:value-type="string">
            <text:p>Instituto de Oncologia São Paulo</text:p>
          </table:table-cell>
          <table:table-cell office:value-type="string">
            <text:p>Avenida Pacaembu, 1400</text:p>
            <text:p>Pacaembu - <text:s/>(São Paulo)</text:p>
            <text:p>CEP: 01234-000</text:p>
            <text:p/>
          </table:table-cell>
        </table:table-row>
        <table:table-row table:style-name="ro2">
          <table:table-cell office:value-type="string">
            <text:p>Dra. Andrea Gadelha Nobrega</text:p>
          </table:table-cell>
          <table:table-cell office:value-type="string">
            <text:p>Clinica Espaço Saude</text:p>
          </table:table-cell>
          <table:table-cell office:value-type="string">
            <text:p>Av Vandick Filgueiras, 253 - Ao Lado do Espaço Cultural</text:p>
            <text:p>Tambauzinho - <text:s/>(Paraíba)</text:p>
            <text:p>CEP: 58000-000</text:p>
            <text:p/>
          </table:table-cell>
        </table:table-row>
        <table:table-row table:style-name="ro2">
          <table:table-cell office:value-type="string">
            <text:p>Dra. Ivanda Pucci</text:p>
          </table:table-cell>
          <table:table-cell office:value-type="string">
            <text:p>Clínica le Santé</text:p>
          </table:table-cell>
          <table:table-cell office:value-type="string">
            <text:p>Praça Joca Neves, 280</text:p>
            <text:p>Centro - <text:s/>(Santa Catarina)</text:p>
            <text:p>CEP: 88501-045</text:p>
            <text:p/>
          </table:table-cell>
        </table:table-row>
        <table:table-row table:style-name="ro2">
          <table:table-cell office:value-type="string">
            <text:p>Dr. Uirá Maíra Resende</text:p>
          </table:table-cell>
          <table:table-cell office:value-type="string">
            <text:p>Hemolabor - Centro de Oncologia</text:p>
          </table:table-cell>
          <table:table-cell office:value-type="string">
            <text:p>Rua 5-A, 90</text:p>
            <text:p>Setor Aeroporto - <text:s/>(Goiás)</text:p>
            <text:p>CEP: 74075-210</text:p>
            <text:p/>
          </table:table-cell>
        </table:table-row>
        <table:table-row table:style-name="ro2">
          <table:table-cell office:value-type="string">
            <text:p>Dr. Marcos Antonio Dias</text:p>
          </table:table-cell>
          <table:table-cell office:value-type="string">
            <text:p>Hospital Evangelico de Londrina</text:p>
          </table:table-cell>
          <table:table-cell office:value-type="string">
            <text:p>Avenida Bandeirantes, 618</text:p>
            <text:p>Jd Londrilar - <text:s/>(Paraná)</text:p>
            <text:p>CEP: 86015-900</text:p>
            <text:p/>
          </table:table-cell>
        </table:table-row>
        <table:table-row table:style-name="ro2">
          <table:table-cell office:value-type="string">
            <text:p>Dr. Cassio Vinicius Aguiar Borges</text:p>
          </table:table-cell>
          <table:table-cell office:value-type="string">
            <text:p>Clínica Bambina Oncos</text:p>
          </table:table-cell>
          <table:table-cell office:value-type="string">
            <text:p>Rua Bambina, 56 - 303</text:p>
            <text:p>Botafogo - <text:s/>(Rio de Janeiro)</text:p>
            <text:p>CEP: 22251-050</text:p>
            <text:p/>
          </table:table-cell>
        </table:table-row>
        <table:table-row table:style-name="ro3">
          <table:table-cell office:value-type="string">
            <text:p>Dra. Patricia</text:p>
          </table:table-cell>
          <table:table-cell office:value-type="string">
            <text:p>Radium</text:p>
          </table:table-cell>
          <table:table-cell office:value-type="string">
            <text:p>Av Heitor Penteado, 1780 (São Paulo)</text:p>
            <text:p>CEP: 13076-418</text:p>
            <text:p/>
          </table:table-cell>
        </table:table-row>
        <table:table-row table:style-name="ro2">
          <table:table-cell office:value-type="string">
            <text:p>Dra. Lygia Maria Costa Soares Rego</text:p>
          </table:table-cell>
          <table:table-cell office:value-type="string">
            <text:p>Iohn-Instituto de Onco-Hematologia de Natal</text:p>
          </table:table-cell>
          <table:table-cell office:value-type="string">
            <text:p>Rua João Virgílio de Miranda, 547</text:p>
            <text:p>Tirol - <text:s/>(Rio Grande do Norte)</text:p>
            <text:p>CEP: 59012-550</text:p>
            <text:p/>
          </table:table-cell>
        </table:table-row>
        <table:table-row table:style-name="ro2">
          <table:table-cell office:value-type="string">
            <text:p>Dr. Odilon de Souza Filho</text:p>
          </table:table-cell>
          <table:table-cell office:value-type="string">
            <text:p>Odilon de Souza Filho</text:p>
          </table:table-cell>
          <table:table-cell office:value-type="string">
            <text:p>Av Pasteur, 72 - Clinica Cirúrgica</text:p>
            <text:p>Botafogo - <text:s/>(Rio de Janeiro)</text:p>
            <text:p>CEP: 22290-240</text:p>
            <text:p/>
          </table:table-cell>
        </table:table-row>
        <table:table-row table:style-name="ro2">
          <table:table-cell office:value-type="string">
            <text:p>Dr. Leonardo da Fonseca Queiroz</text:p>
          </table:table-cell>
          <table:table-cell office:value-type="string">
            <text:p>Ion - Instituto de Oncologia da Bahia</text:p>
          </table:table-cell>
          <table:table-cell office:value-type="string">
            <text:p>Rua Edelvira de Oliveira, 140</text:p>
            <text:p>Centro - <text:s/>(Bahia)</text:p>
            <text:p>CEP: 44001-032</text:p>
            <text:p/>
          </table:table-cell>
        </table:table-row>
        <table:table-row table:style-name="ro3">
          <table:table-cell office:value-type="string">
            <text:p>Dr. Antonio Fabiano Ferreira Filho</text:p>
          </table:table-cell>
          <table:table-cell office:value-type="string">
            <text:p>Oncosinos Clínica de Oncologia</text:p>
          </table:table-cell>
          <table:table-cell office:value-type="string">
            <text:p>Avenida Mauricio Cardoso, 833 - Sala 12 (Rio Grande do Sul)</text:p>
            <text:p>CEP: 09351-025</text:p>
            <text:p/>
          </table:table-cell>
        </table:table-row>
        <table:table-row table:style-name="ro2">
          <table:table-cell office:value-type="string">
            <text:p>Dr. Fábio Silva Leal</text:p>
          </table:table-cell>
          <table:table-cell office:value-type="string">
            <text:p>Instituto de Oncologia Kaplan - Imac -Icb</text:p>
          </table:table-cell>
          <table:table-cell office:value-type="string">
            <text:p>Seps, 710</text:p>
            <text:p>Asa Sul - <text:s/>(Distrito Federal)</text:p>
            <text:p>CEP: 70390-108</text:p>
            <text:p/>
          </table:table-cell>
        </table:table-row>
        <table:table-row table:style-name="ro2">
          <table:table-cell office:value-type="string">
            <text:p>Dr. Ricardo Teixeira Fernandes</text:p>
          </table:table-cell>
          <table:table-cell office:value-type="string">
            <text:p>Clínica Oncohemato</text:p>
          </table:table-cell>
          <table:table-cell office:value-type="string">
            <text:p>Rua Siqueira Campos, 59 - Sala 603</text:p>
            <text:p>Copacabana - <text:s/>(Rio de Janeiro)</text:p>
            <text:p>CEP: 22031-071</text:p>
            <text:p/>
          </table:table-cell>
        </table:table-row>
        <table:table-row table:style-name="ro2">
          <table:table-cell office:value-type="string">
            <text:p>Dra. Marcia Ayres da Motta Teodoro</text:p>
          </table:table-cell>
          <table:table-cell office:value-type="string">
            <text:p>Setor Cons Medico Ltda</text:p>
          </table:table-cell>
          <table:table-cell office:value-type="string">
            <text:p>Shls 716 Ed. C. CL. Sul, 1 - S 309</text:p>
            <text:p>Asa Sul - <text:s/>(Distrito Federal)</text:p>
            <text:p>CEP: 71390-700</text:p>
            <text:p/>
          </table:table-cell>
        </table:table-row>
        <table:table-row table:style-name="ro2">
          <table:table-cell office:value-type="string">
            <text:p>Dra. Fernanda Sampaio Asfora</text:p>
          </table:table-cell>
          <table:table-cell office:value-type="string">
            <text:p>Cehon</text:p>
          </table:table-cell>
          <table:table-cell office:value-type="string">
            <text:p>Rua Araujo Pinho, 439</text:p>
            <text:p>Canela - <text:s/>(Bahia)</text:p>
            <text:p>CEP: 40110-150</text:p>
            <text:p/>
          </table:table-cell>
        </table:table-row>
        <table:table-row table:style-name="ro3">
          <table:table-cell office:value-type="string">
            <text:p>Dra. Renata Neves Pinto Paes</text:p>
          </table:table-cell>
          <table:table-cell office:value-type="string">
            <text:p>Instituto de Oncologia Santa Maria</text:p>
          </table:table-cell>
          <table:table-cell office:value-type="string">
            <text:p>Conselheiro Otaviano, 195 (Rio de Janeiro)</text:p>
            <text:p>CEP: 28010-140</text:p>
            <text:p/>
          </table:table-cell>
        </table:table-row>
        <table:table-row table:style-name="ro2">
          <table:table-cell office:value-type="string">
            <text:p>Dr. Aroldo Henrique da Silva Boigues</text:p>
          </table:table-cell>
          <table:table-cell office:value-type="string">
            <text:p>Oncomed</text:p>
          </table:table-cell>
          <table:table-cell office:value-type="string">
            <text:p>Rua Monte Alegre, 1807</text:p>
            <text:p>Vila Progresso - <text:s/>(Mato Grosso do Sul)</text:p>
            <text:p>CEP: 79804-970</text:p>
            <text:p/>
          </table:table-cell>
        </table:table-row>
        <table:table-row table:style-name="ro2">
          <table:table-cell office:value-type="string">
            <text:p>Dra. Giovanna Gomes Pego</text:p>
          </table:table-cell>
          <table:table-cell office:value-type="string">
            <text:p>Consultório Dra. Giovanna Gomes Pego</text:p>
          </table:table-cell>
          <table:table-cell office:value-type="string">
            <text:p>Al. Lorena, 131 - Conj. 51</text:p>
            <text:p>Jardim Paulista - <text:s/>(São Paulo)</text:p>
            <text:p>CEP: 01424-000</text:p>
            <text:p/>
          </table:table-cell>
        </table:table-row>
        <table:table-row table:style-name="ro2">
          <table:table-cell office:value-type="string">
            <text:p>Dra. Andrea Maria Marini</text:p>
          </table:table-cell>
          <table:table-cell office:value-type="string">
            <text:p>hospital das clinicas da FMUSP</text:p>
          </table:table-cell>
          <table:table-cell office:value-type="string">
            <text:p>Av Dr Eneas de Ncarvalho Aguiar, 255 - Instituto Central</text:p>
            <text:p>Cerqueira Cesar - <text:s/>(São Paulo)</text:p>
            <text:p>CEP: 05403-000</text:p>
            <text:p/>
          </table:table-cell>
        </table:table-row>
        <table:table-row table:style-name="ro2">
          <table:table-cell office:value-type="string">
            <text:p>Dr. Luiz Cesar Cossenza Rodrigues</text:p>
          </table:table-cell>
          <table:table-cell office:value-type="string">
            <text:p>Consultorio Medico Rodrigues e Massena S/a</text:p>
          </table:table-cell>
          <table:table-cell office:value-type="string">
            <text:p>Sorocaba, 464 - 307</text:p>
            <text:p>Botafogo - <text:s/>(Rio de Janeiro)</text:p>
            <text:p>CEP: 22271-110</text:p>
            <text:p/>
          </table:table-cell>
        </table:table-row>
        <table:table-row table:style-name="ro2">
          <table:table-cell office:value-type="string">
            <text:p>Dr. Carlos Cezar Bannach Calasans</text:p>
          </table:table-cell>
          <table:table-cell office:value-type="string">
            <text:p>Centro Médico Delatorre</text:p>
          </table:table-cell>
          <table:table-cell office:value-type="string">
            <text:p>Av do Estado, 1655 - Conjunto 5</text:p>
            <text:p>Pioneiros - <text:s/>(Santa Catarina)</text:p>
            <text:p>CEP: 88330-000</text:p>
            <text:p/>
          </table:table-cell>
        </table:table-row>
        <table:table-row table:style-name="ro2">
          <table:table-cell office:value-type="string">
            <text:p>Dr. Adriano Rêgo Lima de Medeiros</text:p>
          </table:table-cell>
          <table:table-cell office:value-type="string">
            <text:p>Instituto do Câncer Sul Paulista</text:p>
          </table:table-cell>
          <table:table-cell office:value-type="string">
            <text:p>Praça 20 de Setembro, 227</text:p>
            <text:p>Centro - <text:s/>(São Paulo)</text:p>
            <text:p>CEP: 18400-230</text:p>
            <text:p/>
          </table:table-cell>
        </table:table-row>
        <table:table-row table:style-name="ro2">
          <table:table-cell office:value-type="string">
            <text:p>Dr. Marcelo Benedito Mansur Bumlai</text:p>
          </table:table-cell>
          <table:table-cell office:value-type="string">
            <text:p>Oncomed - Tratamento Multidisciplinar do Câncer</text:p>
          </table:table-cell>
          <table:table-cell office:value-type="string">
            <text:p>Rua Comandante Costa, 1494</text:p>
            <text:p>Centro - <text:s/>(Mato Grosso)</text:p>
            <text:p>CEP: 78020-400</text:p>
            <text:p/>
          </table:table-cell>
        </table:table-row>
        <table:table-row table:style-name="ro2">
          <table:table-cell office:value-type="string">
            <text:p>Dr. Vinícius Basso Preti</text:p>
          </table:table-cell>
          <table:table-cell office:value-type="string">
            <text:p>Iop - Instituto de Oncologia do Paraná</text:p>
          </table:table-cell>
          <table:table-cell office:value-type="string">
            <text:p>Mateus Leme, 2631</text:p>
            <text:p>Centro Civico - <text:s/>(Paraná)</text:p>
            <text:p>CEP: 80530-010</text:p>
            <text:p/>
          </table:table-cell>
        </table:table-row>
        <table:table-row table:style-name="ro2">
          <table:table-cell office:value-type="string">
            <text:p>Dr. Fernando Yaeda de Melo</text:p>
          </table:table-cell>
          <table:table-cell office:value-type="string">
            <text:p>Fundação Pio Xii</text:p>
          </table:table-cell>
          <table:table-cell office:value-type="string">
            <text:p>Rua Antenor Duarte Vilella, 1331</text:p>
            <text:p>Dr. Paulo Prata - <text:s/>(São Paulo)</text:p>
            <text:p>CEP: 14784-140</text:p>
            <text:p/>
          </table:table-cell>
        </table:table-row>
        <table:table-row table:style-name="ro2">
          <table:table-cell office:value-type="string">
            <text:p>Dra. Ana Elisa Constant Lohmann Palhares</text:p>
          </table:table-cell>
          <table:table-cell office:value-type="string">
            <text:p>Oncoloistas Associados</text:p>
          </table:table-cell>
          <table:table-cell office:value-type="string">
            <text:p>Rua Barão de Lucena, 48</text:p>
            <text:p>Botafogo - <text:s/>(Rio de Janeiro)</text:p>
            <text:p>CEP: 22260-020</text:p>
            <text:p/>
          </table:table-cell>
        </table:table-row>
        <table:table-row table:style-name="ro2">
          <table:table-cell office:value-type="string">
            <text:p>Dr. Heron Crusoe Cangussu</text:p>
          </table:table-cell>
          <table:table-cell office:value-type="string">
            <text:p>Hospital da Cidade</text:p>
          </table:table-cell>
          <table:table-cell office:value-type="string">
            <text:p>Rua Saldanha Marinho, 88</text:p>
            <text:p>Caixa D Agua - <text:s/>(Bahia)</text:p>
            <text:p>CEP: 40323-010</text:p>
            <text:p/>
          </table:table-cell>
        </table:table-row>
        <table:table-row table:style-name="ro2">
          <table:table-cell office:value-type="string">
            <text:p>Dr. Benedito Mauro Rossi</text:p>
          </table:table-cell>
          <table:table-cell office:value-type="string">
            <text:p>Centro de Tratamento Oncologico</text:p>
          </table:table-cell>
          <table:table-cell office:value-type="string">
            <text:p>Rua Dona Adma Jafet, 74 - Conj. 145</text:p>
            <text:p>Bela Vista - <text:s/>(São Paulo)</text:p>
            <text:p>CEP: 01308-050</text:p>
            <text:p/>
          </table:table-cell>
        </table:table-row>
        <table:table-row table:style-name="ro2">
          <table:table-cell office:value-type="string">
            <text:p>Dr. Heberton Medeiros Teixeira</text:p>
          </table:table-cell>
          <table:table-cell office:value-type="string">
            <text:p>Unionco</text:p>
          </table:table-cell>
          <table:table-cell office:value-type="string">
            <text:p>R.Manoel Carvalho, 94</text:p>
            <text:p>Espinheiro - <text:s/>(Pernambuco)</text:p>
            <text:p>CEP: 52050-370</text:p>
            <text:p/>
          </table:table-cell>
        </table:table-row>
        <table:table-row table:style-name="ro2">
          <table:table-cell office:value-type="string">
            <text:p>Dr. Juvenal Antunes de Oliveira Filho</text:p>
          </table:table-cell>
          <table:table-cell office:value-type="string">
            <text:p>Oncocamp</text:p>
          </table:table-cell>
          <table:table-cell office:value-type="string">
            <text:p>Rua Padre Joaquim Gomes, 149</text:p>
            <text:p>Jardim Guanabara - <text:s/>(São Paulo)</text:p>
            <text:p>CEP: 13073-400</text:p>
            <text:p/>
          </table:table-cell>
        </table:table-row>
        <table:table-row table:style-name="ro2">
          <table:table-cell office:value-type="string">
            <text:p>Dr. Francisco Pereira Borges Filho</text:p>
          </table:table-cell>
          <table:table-cell office:value-type="string">
            <text:p>Hemolabor</text:p>
          </table:table-cell>
          <table:table-cell office:value-type="string">
            <text:p>Rua 5 A, 130 - 5 Andar - Cemeg</text:p>
            <text:p>Setor Aeroporto - <text:s/>(Goiás)</text:p>
            <text:p>CEP: 74000-001</text:p>
            <text:p/>
          </table:table-cell>
        </table:table-row>
        <table:table-row table:style-name="ro2">
          <table:table-cell office:value-type="string">
            <text:p>Dr. Frederico Luiz Dulley</text:p>
          </table:table-cell>
          <table:table-cell office:value-type="string">
            <text:p>Hospital Ingles</text:p>
          </table:table-cell>
          <table:table-cell office:value-type="string">
            <text:p>Rua Silvia, 193</text:p>
            <text:p>Bela Vista - <text:s/>(São Paulo)</text:p>
            <text:p>CEP: 01331-010</text:p>
            <text:p/>
          </table:table-cell>
        </table:table-row>
        <table:table-row table:style-name="ro2">
          <table:table-cell office:value-type="string">
            <text:p>Dr. Gustavo Alberto Freire Fernandes</text:p>
          </table:table-cell>
          <table:table-cell office:value-type="string">
            <text:p>Hospital Perpetuo Socorro</text:p>
          </table:table-cell>
          <table:table-cell office:value-type="string">
            <text:p>Av. Simoa Gomes, 33</text:p>
            <text:p>Heliópolis - <text:s/>(Pernambuco)</text:p>
            <text:p>CEP: 55298-000</text:p>
            <text:p/>
          </table:table-cell>
        </table:table-row>
        <table:table-row table:style-name="ro2">
          <table:table-cell office:value-type="string">
            <text:p>Dra. Reni Cecilia Lopes Moreira</text:p>
          </table:table-cell>
          <table:table-cell office:value-type="string">
            <text:p>Hospital Luxemburgo</text:p>
          </table:table-cell>
          <table:table-cell office:value-type="string">
            <text:p>Rua Gentios, 1350</text:p>
            <text:p>Luxemburgo - <text:s/>(Minas Gerais)</text:p>
            <text:p>CEP: 30380-472</text:p>
            <text:p/>
          </table:table-cell>
        </table:table-row>
        <table:table-row table:style-name="ro2">
          <table:table-cell office:value-type="string">
            <text:p>Dr. Elmerson Caldas Pitrowsky</text:p>
          </table:table-cell>
          <table:table-cell office:value-type="string">
            <text:p>Clínica Prontomed</text:p>
          </table:table-cell>
          <table:table-cell office:value-type="string">
            <text:p>Av 7 Setembro, 2445</text:p>
            <text:p>Centro - <text:s/>(Santa Catarina)</text:p>
            <text:p>CEP: 88900-000</text:p>
            <text:p/>
          </table:table-cell>
        </table:table-row>
        <table:table-row table:style-name="ro2">
          <table:table-cell office:value-type="string">
            <text:p>Dr. Gunther Luís Rodrigues</text:p>
          </table:table-cell>
          <table:table-cell office:value-type="string">
            <text:p>Santa Casa de Misericórdia de Jales</text:p>
          </table:table-cell>
          <table:table-cell office:value-type="string">
            <text:p>Av. João Amadeu, 2049</text:p>
            <text:p>Centro - <text:s/>(São Paulo)</text:p>
            <text:p>CEP: 15700-082</text:p>
            <text:p/>
          </table:table-cell>
        </table:table-row>
        <table:table-row table:style-name="ro2">
          <table:table-cell office:value-type="string">
            <text:p>Dr. Jorge Soares Lyra</text:p>
          </table:table-cell>
          <table:table-cell office:value-type="string">
            <text:p>INSTITUTO NACIONAL DO CÂNCER</text:p>
          </table:table-cell>
          <table:table-cell office:value-type="string">
            <text:p>Praça Cruz Vermelha, 23</text:p>
            <text:p>Centro - <text:s/>(Rio de Janeiro)</text:p>
            <text:p>CEP: 20230-130</text:p>
            <text:p/>
          </table:table-cell>
        </table:table-row>
        <table:table-row table:style-name="ro2">
          <table:table-cell office:value-type="string">
            <text:p>Dra. Gessie Anne Lopes</text:p>
          </table:table-cell>
          <table:table-cell office:value-type="string">
            <text:p>Centro Médico Integrado Gente</text:p>
          </table:table-cell>
          <table:table-cell office:value-type="string">
            <text:p>Rua Marechal Floriano Peixoto, 450</text:p>
            <text:p>Centro - <text:s/>(Rio Grande do Sul)</text:p>
            <text:p>CEP: 90020-060</text:p>
            <text:p/>
          </table:table-cell>
        </table:table-row>
        <table:table-row table:style-name="ro2">
          <table:table-cell office:value-type="string">
            <text:p>Dr. Marcio Constantino Mimessi</text:p>
          </table:table-cell>
          <table:table-cell office:value-type="string">
            <text:p>Centro Integrado de Mama -CIM</text:p>
          </table:table-cell>
          <table:table-cell office:value-type="string">
            <text:p>Rua Pernambuco, 3370</text:p>
            <text:p>Redentora - <text:s/>(São Paulo)</text:p>
            <text:p>CEP: 15015-770</text:p>
            <text:p/>
          </table:table-cell>
        </table:table-row>
        <table:table-row table:style-name="ro2">
          <table:table-cell office:value-type="string">
            <text:p>Dra. Daniela Galvão Damasceno</text:p>
          </table:table-cell>
          <table:table-cell office:value-type="string">
            <text:p>Oncoclin</text:p>
          </table:table-cell>
          <table:table-cell office:value-type="string">
            <text:p>Av. Prudente de Morais, 976</text:p>
            <text:p>Tirol - <text:s/>(Rio Grande do Norte)</text:p>
            <text:p>CEP: 59020-400</text:p>
            <text:p/>
          </table:table-cell>
        </table:table-row>
        <table:table-row table:style-name="ro2">
          <table:table-cell office:value-type="string">
            <text:p>Dra. Raquel Andrade Ribeiro</text:p>
          </table:table-cell>
          <table:table-cell office:value-type="string">
            <text:p>Hematológica</text:p>
          </table:table-cell>
          <table:table-cell office:value-type="string">
            <text:p>Rua dos Otoni, 881 - 15º Andar</text:p>
            <text:p>Santa Efigênia - <text:s/>(Minas Gerais)</text:p>
            <text:p>CEP: 30150-270</text:p>
            <text:p/>
          </table:table-cell>
        </table:table-row>
        <table:table-row table:style-name="ro2">
          <table:table-cell office:value-type="string">
            <text:p>Dra. Sonia Tereza dos Santos Nogueira</text:p>
          </table:table-cell>
          <table:table-cell office:value-type="string">
            <text:p>Fundacao Cecon</text:p>
          </table:table-cell>
          <table:table-cell office:value-type="string">
            <text:p>Rua Francisco Orellana, 215 - Conj D Pedro I</text:p>
            <text:p>Planalto - <text:s/>(Amazonas)</text:p>
            <text:p>CEP: 69040-010</text:p>
            <text:p/>
          </table:table-cell>
        </table:table-row>
        <table:table-row table:style-name="ro2">
          <table:table-cell office:value-type="string">
            <text:p>Dr. Gilson Davi de Lima Stevao</text:p>
          </table:table-cell>
          <table:table-cell office:value-type="string">
            <text:p>Vitta Assistência Médica</text:p>
          </table:table-cell>
          <table:table-cell office:value-type="string">
            <text:p>Rua Reynaldo Ferreira Leão, 47</text:p>
            <text:p>Cerrado - <text:s/>(São Paulo)</text:p>
            <text:p>CEP: 18055-127</text:p>
            <text:p/>
          </table:table-cell>
        </table:table-row>
        <table:table-row table:style-name="ro2">
          <table:table-cell office:value-type="string">
            <text:p>Dr. Rodrigo Moura Araujo</text:p>
          </table:table-cell>
          <table:table-cell office:value-type="string">
            <text:p>Oncologia Clínica Niterói</text:p>
          </table:table-cell>
          <table:table-cell office:value-type="string">
            <text:p>Av Lopes Trovão 52 Salas 405/406, 52</text:p>
            <text:p>Icaraí - <text:s/>(Rio de Janeiro)</text:p>
            <text:p>CEP: 24220-071</text:p>
            <text:p/>
          </table:table-cell>
        </table:table-row>
        <table:table-row table:style-name="ro2">
          <table:table-cell office:value-type="string">
            <text:p>Dra. Geni Lourdes de Resende Ramos Veras</text:p>
          </table:table-cell>
          <table:table-cell office:value-type="string">
            <text:p>Instituto Maranhense de Oncologia Aldenora Belo Imoab</text:p>
          </table:table-cell>
          <table:table-cell office:value-type="string">
            <text:p>Rua Seroa da Mota, 23</text:p>
            <text:p>Apeadouro - <text:s/>(Maranhão)</text:p>
            <text:p>CEP: 65031-630</text:p>
            <text:p/>
          </table:table-cell>
        </table:table-row>
        <table:table-row table:style-name="ro3">
          <table:table-cell office:value-type="string">
            <text:p>Dra. Juliana Correa Dallagnol</text:p>
          </table:table-cell>
          <table:table-cell office:value-type="string">
            <text:p>Hospital Cajuru</text:p>
          </table:table-cell>
          <table:table-cell office:value-type="string">
            <text:p>Av. São José, 300 (Paraná)</text:p>
            <text:p>CEP: 80050-350</text:p>
            <text:p/>
          </table:table-cell>
        </table:table-row>
        <table:table-row table:style-name="ro2">
          <table:table-cell office:value-type="string">
            <text:p>Dra. Paula Philbert Lajolo</text:p>
          </table:table-cell>
          <table:table-cell office:value-type="string">
            <text:p>Hospital do Cancer</text:p>
          </table:table-cell>
          <table:table-cell office:value-type="string">
            <text:p>Av Pará 1720, 1820</text:p>
            <text:p>Umuarama - <text:s/>(Minas Gerais)</text:p>
            <text:p>CEP: 38405-320</text:p>
            <text:p/>
          </table:table-cell>
        </table:table-row>
        <table:table-row table:style-name="ro2">
          <table:table-cell office:value-type="string">
            <text:p>Dr. Renato Sabbag Amaral Batista</text:p>
          </table:table-cell>
          <table:table-cell office:value-type="string">
            <text:p>Clif - Centro Clínico Via Brasil</text:p>
          </table:table-cell>
          <table:table-cell office:value-type="string">
            <text:p>Seps 710/910 Lt C/d Bloco B, 535</text:p>
            <text:p>Asa Sul - <text:s/>(Distrito Federal)</text:p>
            <text:p>CEP: 70390-108</text:p>
            <text:p/>
          </table:table-cell>
        </table:table-row>
        <table:table-row table:style-name="ro2">
          <table:table-cell office:value-type="string">
            <text:p>Dr. Álcio Jacinto Conttri</text:p>
          </table:table-cell>
          <table:table-cell office:value-type="string">
            <text:p>Clínica Conttri de Urologia</text:p>
          </table:table-cell>
          <table:table-cell office:value-type="string">
            <text:p>Floriano Peixoto, 438</text:p>
            <text:p>Centro - <text:s/>(São Paulo)</text:p>
            <text:p>CEP: 13990-000</text:p>
            <text:p/>
          </table:table-cell>
        </table:table-row>
        <table:table-row table:style-name="ro2">
          <table:table-cell office:value-type="string">
            <text:p>Dr. Marcos Felix Valverde</text:p>
          </table:table-cell>
          <table:table-cell office:value-type="string">
            <text:p>Cehon</text:p>
          </table:table-cell>
          <table:table-cell office:value-type="string">
            <text:p>Rua Araújo Pinho, 439</text:p>
            <text:p>Canela - <text:s/>(Bahia)</text:p>
            <text:p>CEP: 40140-110</text:p>
            <text:p/>
          </table:table-cell>
        </table:table-row>
        <table:table-row table:style-name="ro2">
          <table:table-cell office:value-type="string">
            <text:p>Dr. Leonidas Alves da Silva</text:p>
          </table:table-cell>
          <table:table-cell office:value-type="string">
            <text:p>Centro Medico Sao Braz Ltda</text:p>
          </table:table-cell>
          <table:table-cell office:value-type="string">
            <text:p>Rua Recife, 1039</text:p>
            <text:p>Centro - <text:s/>(Amazonas)</text:p>
            <text:p>CEP: 69010-180</text:p>
            <text:p/>
          </table:table-cell>
        </table:table-row>
        <table:table-row table:style-name="ro2">
          <table:table-cell office:value-type="string">
            <text:p>Dra. Carolina do Nascimento Matias</text:p>
          </table:table-cell>
          <table:table-cell office:value-type="string">
            <text:p>Unionco</text:p>
          </table:table-cell>
          <table:table-cell office:value-type="string">
            <text:p>Rua Manuel de Carvalho, 94</text:p>
            <text:p>Espinheiro - <text:s/>(Pernambuco)</text:p>
            <text:p>CEP: 52050-370</text:p>
            <text:p/>
          </table:table-cell>
        </table:table-row>
        <table:table-row table:style-name="ro2">
          <table:table-cell office:value-type="string">
            <text:p>Dr. Celso Muller Bandeira</text:p>
          </table:table-cell>
          <table:table-cell office:value-type="string">
            <text:p>Consultório Dr. Celso Muller Bandeira</text:p>
          </table:table-cell>
          <table:table-cell office:value-type="string">
            <text:p>Av. Alfredo Ignácio Nogueira Penido, 305 - 5 Andar - Sala 504</text:p>
            <text:p>Aquarius - <text:s/>(São Paulo)</text:p>
            <text:p>CEP: 12246-000</text:p>
            <text:p/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20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3T20:35:26</meta:creation-date>
    <dc:date>2011-12-13T20:51:03</dc:date>
    <meta:editing-duration>PT24S</meta:editing-duration>
    <meta:editing-cycles>1</meta:editing-cycles>
    <meta:document-statistic meta:table-count="3" meta:cell-count="216" meta:object-count="0"/>
    <meta:generator>LibreOffice/3.4$Unix LibreOffice_project/340m1$Build-402</meta:generator>
  </office:meta>
</office:document-meta>
</file>